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center" style:justify-single-word="false"/>
      <style:text-properties officeooo:rsid="00011123" officeooo:paragraph-rsid="00011123"/>
    </style:style>
    <style:style style:name="P2" style:family="paragraph" style:parent-style-name="Standard">
      <style:paragraph-properties fo:line-height="130%" fo:text-align="justify" style:justify-single-word="false"/>
      <style:text-properties officeooo:rsid="00011123" officeooo:paragraph-rsid="00011123"/>
    </style:style>
    <style:style style:name="P3" style:family="paragraph" style:parent-style-name="Standard">
      <style:paragraph-properties fo:line-height="130%" fo:text-align="justify" style:justify-single-word="false"/>
      <style:text-properties officeooo:rsid="00022a0b" officeooo:paragraph-rsid="00022a0b"/>
    </style:style>
    <style:style style:name="P4" style:family="paragraph" style:parent-style-name="Standard">
      <style:paragraph-properties fo:line-height="130%" fo:text-align="justify" style:justify-single-word="false"/>
      <style:text-properties officeooo:rsid="00011123" officeooo:paragraph-rsid="00011123"/>
    </style:style>
    <style:style style:name="P5" style:family="paragraph" style:parent-style-name="Standard">
      <style:paragraph-properties fo:line-height="130%" fo:text-align="center" style:justify-single-word="false"/>
      <style:text-properties officeooo:rsid="00011123" officeooo:paragraph-rsid="00011123"/>
    </style:style>
    <style:style style:name="P6" style:family="paragraph" style:parent-style-name="Standard" style:list-style-name="L3">
      <style:paragraph-properties fo:line-height="130%" fo:text-align="justify" style:justify-single-word="false"/>
      <style:text-properties officeooo:rsid="000a1ee8" officeooo:paragraph-rsid="000a1ee8"/>
    </style:style>
    <style:style style:name="P7" style:family="paragraph" style:parent-style-name="Standard" style:list-style-name="L3">
      <style:paragraph-properties fo:line-height="130%" fo:text-align="justify" style:justify-single-word="false"/>
      <style:text-properties officeooo:rsid="000a1ee8" officeooo:paragraph-rsid="000b818b"/>
    </style:style>
    <style:style style:name="P8" style:family="paragraph" style:parent-style-name="Standard" style:list-style-name="L4">
      <style:paragraph-properties fo:line-height="130%" fo:text-align="justify" style:justify-single-word="false"/>
      <style:text-properties officeooo:rsid="000a1ee8" officeooo:paragraph-rsid="000b818b"/>
    </style:style>
    <style:style style:name="P9" style:family="paragraph" style:parent-style-name="Standard" style:list-style-name="L5">
      <style:paragraph-properties fo:line-height="130%" fo:text-align="justify" style:justify-single-word="false"/>
      <style:text-properties officeooo:rsid="000a1ee8" officeooo:paragraph-rsid="000b818b"/>
    </style:style>
    <style:style style:name="P10" style:family="paragraph" style:parent-style-name="Standard" style:list-style-name="L6">
      <style:paragraph-properties fo:line-height="130%" fo:text-align="justify" style:justify-single-word="false"/>
      <style:text-properties officeooo:rsid="000a1ee8" officeooo:paragraph-rsid="000b818b"/>
    </style:style>
    <style:style style:name="P11" style:family="paragraph" style:parent-style-name="Standard" style:list-style-name="L6">
      <style:paragraph-properties fo:line-height="130%" fo:text-align="justify" style:justify-single-word="false"/>
      <style:text-properties officeooo:rsid="000a1ee8" officeooo:paragraph-rsid="000ce488"/>
    </style:style>
    <style:style style:name="P12" style:family="paragraph" style:parent-style-name="Standard" style:list-style-name="L5">
      <style:paragraph-properties fo:line-height="130%" fo:text-align="justify" style:justify-single-word="false"/>
      <style:text-properties officeooo:rsid="000b818b" officeooo:paragraph-rsid="000b818b"/>
    </style:style>
    <style:style style:name="P13" style:family="paragraph" style:parent-style-name="Standard" style:list-style-name="L6">
      <style:paragraph-properties fo:line-height="130%" fo:text-align="justify" style:justify-single-word="false"/>
      <style:text-properties officeooo:rsid="000b818b" officeooo:paragraph-rsid="000b818b"/>
    </style:style>
    <style:style style:name="P14" style:family="paragraph" style:parent-style-name="Standard" style:list-style-name="L6">
      <style:paragraph-properties fo:line-height="130%" fo:text-align="justify" style:justify-single-word="false"/>
      <style:text-properties officeooo:rsid="000ce488" officeooo:paragraph-rsid="000ce488"/>
    </style:style>
    <style:style style:name="P15" style:family="paragraph" style:parent-style-name="Standard" style:list-style-name="L1">
      <style:paragraph-properties fo:line-height="130%" fo:text-align="justify" style:justify-single-word="false"/>
      <style:text-properties officeooo:rsid="000d47b8" officeooo:paragraph-rsid="000d47b8"/>
    </style:style>
    <style:style style:name="P16" style:family="paragraph" style:parent-style-name="Standard" style:list-style-name="L2">
      <style:paragraph-properties fo:line-height="130%" fo:text-align="justify" style:justify-single-word="false"/>
      <style:text-properties officeooo:rsid="001185c8" officeooo:paragraph-rsid="001185c8"/>
    </style:style>
    <style:style style:name="T1" style:family="text">
      <style:text-properties fo:color="#000000" style:font-name="Times New Roman" fo:font-size="12pt" fo:language="none" fo:country="none" officeooo:rsid="00109e42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language="none" fo:country="none" officeooo:rsid="000a1ee8" style:font-size-asian="12pt" style:font-name-complex="Times New Roman1" style:font-size-complex="12pt"/>
    </style:style>
    <style:style style:name="T3" style:family="text">
      <style:text-properties officeooo:rsid="000a1ee8"/>
    </style:style>
    <style:style style:name="T4" style:family="text">
      <style:text-properties fo:font-style="italic" officeooo:rsid="000a1ee8" style:font-style-asian="italic" style:font-style-complex="italic"/>
    </style:style>
    <style:style style:name="T5" style:family="text">
      <style:text-properties officeooo:rsid="000b818b"/>
    </style:style>
    <style:style style:name="T6" style:family="text">
      <style:text-properties officeooo:rsid="000ce488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shadow="none" draw:shadow-opacity="100%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<text:span text:style-name="T3">3</text:span></text:p>
      <text:p text:style-name="P1">“<text:span text:style-name="T1">Реализ</text:span><text:span text:style-name="T2">ация шаблонов классов</text:span>”</text:p>
      <text:p text:style-name="P1"/>
      <text:p text:style-name="P2"><text:tab/><text:span text:style-name="T3">Согласно варианта реализовать класс‑шаблон для реализации заданной структуры хранения. Для обработки ошибочных ситуаций использовать механизм исключений. Номер варианта </text:span><text:span text:style-name="T4">i</text:span><text:span text:style-name="T3"> определяется согласно номера студента в журнале </text:span><text:span text:style-name="T4">N</text:span><text:span text:style-name="T3"> по формуле:</text:span></text:p>
      <text:p text:style-name="P1"><draw:frame draw:style-name="fr1" draw:name="Объект1" text:anchor-type="as-char" svg:y="-0.67cm" svg:width="2.478cm" svg:height="1.099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"><text:tab/><text:span text:style-name="T5">Написать тестовое приложение, демонстрирующее работу класса для данных простого и сложного типа (например запись), корректную обработку ошибок.</text:span></text:p>
      <text:p text:style-name="P2"/>
      <text:p text:style-name="P2"><text:tab/><text:span text:style-name="T3">Варианты:</text:span></text:p>
      <text:list xml:id="list3253925869368764120" text:style-name="L3">
        <text:list-item>
          <text:p text:style-name="P6">циклический односвязный линейный список. Операции:</text:p>
          <text:list>
            <text:list-item>
              <text:p text:style-name="P6">добавление <text:span text:style-name="T5">нового элемента </text:span>в начало и конец списка;</text:p>
            </text:list-item>
            <text:list-item>
              <text:p text:style-name="P6">чтение элемента по номеру;</text:p>
            </text:list-item>
            <text:list-item>
              <text:p text:style-name="P6">удаление по номеру.</text:p>
            </text:list-item>
          </text:list>
        </text:list-item>
        <text:list-item>
          <text:p text:style-name="P7"><text:span text:style-name="T5">дек с использованием динамического линейного списка</text:span>. Операции:</text:p>
        </text:list-item>
      </text:list>
      <text:list xml:id="list4110388797204483478" text:style-name="L4">
        <text:list-item>
          <text:list>
            <text:list-item>
              <text:p text:style-name="P8">добавление <text:span text:style-name="T5">нового элемента</text:span> в начало и конец;</text:p>
            </text:list-item>
          </text:list>
        </text:list-item>
      </text:list>
      <text:list xml:id="list5750877415323354346" text:style-name="L5">
        <text:list-item>
          <text:list>
            <text:list-item>
              <text:p text:style-name="P9"><text:span text:style-name="T5">извлечение элемента</text:span> <text:span text:style-name="T5">из</text:span> начал<text:span text:style-name="T5">а</text:span> и конц<text:span text:style-name="T5">а</text:span>;</text:p>
            </text:list-item>
          </text:list>
        </text:list-item>
        <text:list-item>
          <text:p text:style-name="P9"><text:span text:style-name="T5">очередь с использованием динамического линейного списка</text:span>. Операции:</text:p>
          <text:list>
            <text:list-item>
              <text:p text:style-name="P9">добавление <text:span text:style-name="T5">нового элемента</text:span>;</text:p>
            </text:list-item>
            <text:list-item>
              <text:p text:style-name="P9"><text:span text:style-name="T5">извлечение элемента</text:span>;</text:p>
            </text:list-item>
          </text:list>
        </text:list-item>
        <text:list-item>
          <text:p text:style-name="P12">стек с использованием динамического линейного списка<text:span text:style-name="T3">. Операции:</text:span></text:p>
          <text:list>
            <text:list-item>
              <text:p text:style-name="P9">добавление <text:span text:style-name="T5">нового элемента</text:span>;</text:p>
            </text:list-item>
            <text:list-item>
              <text:p text:style-name="P9"><text:span text:style-name="T5">извлечение элемента</text:span>;</text:p>
            </text:list-item>
          </text:list>
        </text:list-item>
        <text:list-item>
          <text:p text:style-name="P12">левый верхний треугольник квадратной матрицы. Размеры указываются в конструкторе<text:span text:style-name="T3">. Операции:</text:span></text:p>
          <text:list>
            <text:list-item>
              <text:p text:style-name="P9"><text:span text:style-name="T5">чтение элемента по индексу</text:span>;</text:p>
            </text:list-item>
          </text:list>
        </text:list-item>
      </text:list>
      <text:list xml:id="list963843052064734791" text:style-name="L6">
        <text:list-item>
          <text:list>
            <text:list-item>
              <text:p text:style-name="P10"><text:span text:style-name="T5">запись элемента по индексу</text:span>;</text:p>
            </text:list-item>
          </text:list>
        </text:list-item>
        <text:list-item>
          <text:p text:style-name="P13">правый верхний треугольник квадратной матрицы. Размеры указываются в конструкторе<text:span text:style-name="T3">. Операции:</text:span></text:p>
          <text:list>
            <text:list-item>
              <text:p text:style-name="P10"><text:span text:style-name="T5">чтение элемента по индексу</text:span>;</text:p>
            </text:list-item>
            <text:list-item>
              <text:p text:style-name="P10"><text:span text:style-name="T5">запись элемента по индексу</text:span>;</text:p>
            </text:list-item>
          </text:list>
        </text:list-item>
        <text:list-item>
          <text:p text:style-name="P13">левый нижний треугольник квадратной матрицы. Размеры указываются в конструкторе<text:span text:style-name="T3">. Операции:</text:span></text:p>
          <text:list>
            <text:list-item>
              <text:p text:style-name="P10"><text:span text:style-name="T5">чтение элемента по индексу</text:span>;</text:p>
            </text:list-item>
            <text:list-item>
              <text:p text:style-name="P10"><text:span text:style-name="T5">запись элемента по индексу</text:span>;</text:p>
            </text:list-item>
          </text:list>
        </text:list-item>
        <text:list-item>
          <text:p text:style-name="P13">правый нижний треугольник квадратной матрицы. Размеры указываются в конструкторе<text:span text:style-name="T3">. Операции:</text:span></text:p>
          <text:list>
            <text:list-item>
              <text:p text:style-name="P10"><text:span text:style-name="T5">чтение элемента по индексу</text:span>;</text:p>
            </text:list-item>
            <text:list-item>
              <text:p text:style-name="P10"><text:soft-page-break/><text:span text:style-name="T5">запись элемента по индексу</text:span>;</text:p>
            </text:list-item>
          </text:list>
        </text:list-item>
        <text:list-item>
          <text:p text:style-name="P14">ленточная структура хранения квадратной матрицы. <text:span text:style-name="T5">Размеры </text:span>матрицы и ленты<text:span text:style-name="T5"> указываются в конструкторе. Операции:</text:span></text:p>
          <text:list>
            <text:list-item>
              <text:p text:style-name="P11"><text:span text:style-name="T5">чтение элемента по индексу</text:span>;</text:p>
            </text:list-item>
            <text:list-item>
              <text:p text:style-name="P11"><text:span text:style-name="T5">запись элемента по индексу</text:span>;</text:p>
            </text:list-item>
          </text:list>
        </text:list-item>
        <text:list-item>
          <text:p text:style-name="P11">циклический <text:span text:style-name="T6">двух</text:span>связный линейный список. Операции:</text:p>
          <text:list>
            <text:list-item>
              <text:p text:style-name="P11">добавление <text:span text:style-name="T5">нового элемента </text:span>в начало и конец списка;</text:p>
            </text:list-item>
            <text:list-item>
              <text:p text:style-name="P11">чтение элемента по номеру;</text:p>
            </text:list-item>
            <text:list-item>
              <text:p text:style-name="P11">удаление по номеру.</text:p>
            </text:list-item>
          </text:list>
        </text:list-item>
      </text:list>
      <text:p text:style-name="P2"/>
      <text:p text:style-name="P2"><text:tab/>Содержание отчёта</text:p>
      <text:list xml:id="list5883330995315945885" text:style-name="L1">
        <text:list-item>
          <text:p text:style-name="P15">Постановка задачи</text:p>
        </text:list-item>
        <text:list-item>
          <text:p text:style-name="P15">Содержимое заголовочного файла класса<text:span text:style-name="T3">‑шаблон</text:span>а</text:p>
        </text:list-item>
        <text:list-item>
          <text:p text:style-name="P15">Список исключительных ситуаций при работе класса<text:span text:style-name="T3">‑шаблон</text:span>а</text:p>
        </text:list-item>
        <text:list-item>
          <text:p text:style-name="P15">Текст одного из методов класса<text:span text:style-name="T3">‑шаблон</text:span>а, реализующего поставленную задачу</text:p>
        </text:list-item>
        <text:list-item>
          <text:p text:style-name="P15">Пример работы класса<text:span text:style-name="T3">‑шаблон</text:span>а для двух разных типов</text:p>
        </text:list-item>
        <text:list-item>
          <text:p text:style-name="P15">Пример работы класса<text:span text:style-name="T3">‑шаблон</text:span>а по обработке исключительных ситуаций</text:p>
        </text:list-item>
      </text:list>
      <text:p text:style-name="P3"/>
      <text:p text:style-name="P3"><text:tab/>Вопросы на защиту</text:p>
      <text:list xml:id="list3786551465527957340" text:style-name="L2">
        <text:list-item>
          <text:p text:style-name="P16">Каково предназначение шаблонов в языке C++?</text:p>
        </text:list-item>
        <text:list-item>
          <text:p text:style-name="P16">Что такое функция<text:span text:style-name="T3">‑</text:span>шаблон? Каков синтаксис её объявления?</text:p>
        </text:list-item>
        <text:list-item>
          <text:p text:style-name="P16">Что такое класс<text:span text:style-name="T3">‑</text:span>шаблон? Каков синтаксис его объявления?</text:p>
        </text:list-item>
        <text:list-item>
          <text:p text:style-name="P16">Каков синтаксис определения метода класса<text:span text:style-name="T3">‑</text:span>шаблона вне его объявления?</text:p>
        </text:list-item>
        <text:list-item>
          <text:p text:style-name="P16">Каково предназначение исключений в языке C++?</text:p>
        </text:list-item>
        <text:list-item>
          <text:p text:style-name="P16">Каков синтаксис обработки исключений?</text:p>
        </text:list-item>
        <text:list-item>
          <text:p text:style-name="P16">Как реализовать ручную генерацию исключений?</text:p>
        </text:list-item>
        <text:list-item>
          <text:p text:style-name="P16">Как создать и использовать собственный класс для обработки исключени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41:44.800450665</meta:creation-date>
    <dc:date>2019-10-08T23:21:07.403777023</dc:date>
    <meta:editing-duration>PT46M25S</meta:editing-duration>
    <meta:editing-cycles>10</meta:editing-cycles>
    <meta:generator>LibreOffice/5.1.6.2$Linux_X86_64 LibreOffice_project/10m0$Build-2</meta:generator>
    <meta:document-statistic meta:table-count="0" meta:image-count="0" meta:object-count="1" meta:page-count="2" meta:paragraph-count="54" meta:word-count="368" meta:character-count="2673" meta:non-whitespace-character-count="2400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row>
          <mo fence="true" stretchy="true">{</mo>
          <mrow>
            <mfrac>
              <mrow>
                <mi>N</mi>
                <mo stretchy="false">−</mo>
                <mn>1</mn>
              </mrow>
              <mn>10</mn>
            </mfrac>
          </mrow>
          <mo fence="true" stretchy="true">}</mo>
        </mrow>
        <mo stretchy="false">+</mo>
        <mn>1</mn>
      </mrow>
    </mrow>
    <annotation encoding="StarMath 5.0">i= left lbrace {  N-1} over {10} right rbrace +1 </annotation>
  </semantics>
</math>
</file>